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1" style:family="table">
      <style:table-properties style:width="16.138cm" table:align="left"/>
    </style:style>
    <style:style style:name="Tabel1.A" style:family="table-column">
      <style:table-column-properties style:column-width="2.27cm"/>
    </style:style>
    <style:style style:name="Tabel1.B" style:family="table-column">
      <style:table-column-properties style:column-width="13.868cm"/>
    </style:style>
    <style:style style:name="Tabel1.A1" style:family="table-cell">
      <style:table-cell-properties fo:padding="0cm" fo:border="none"/>
    </style:style>
    <style:style style:name="Tabel1.B1" style:family="table-cell">
      <style:table-cell-properties style:vertical-align="middle" fo:padding="0cm" fo:border="none"/>
    </style:style>
    <style:style style:name="P1" style:family="paragraph" style:parent-style-name="Standard">
      <style:text-properties style:font-name="Calibri"/>
    </style:style>
    <style:style style:name="P2" style:family="paragraph" style:parent-style-name="Table_20_Contents">
      <style:paragraph-properties fo:margin-top="0cm" fo:margin-bottom="0.499cm" style:contextual-spacing="false"/>
    </style:style>
    <style:style style:name="P3" style:family="paragraph" style:parent-style-name="Table_20_Contents">
      <style:paragraph-properties fo:margin-top="0cm" fo:margin-bottom="0.499cm" style:contextual-spacing="false" fo:text-align="end" style:justify-single-word="false"/>
      <style:text-properties fo:font-weight="bold"/>
    </style:style>
    <style:style style:name="P4" style:family="paragraph" style:parent-style-name="Text_20_body">
      <style:text-properties fo:language="nl" fo:country="BE"/>
    </style:style>
    <style:style style:name="P5" style:family="paragraph" style:parent-style-name="Text_20_body">
      <style:text-properties fo:language="nl" fo:country="BE" loext:padding-left="0cm" loext:padding-right="0cm" loext:padding-top="0.106cm" loext:padding-bottom="0cm" loext:border-left="none" loext:border-right="none" loext:border-top="0.99pt solid #e1e1e1" loext:border-bottom="none"/>
    </style:style>
    <style:style style:name="P6" style:family="paragraph" style:parent-style-name="Text_20_body">
      <style:text-properties fo:font-size="13.5pt" fo:language="nl" fo:country="BE"/>
    </style:style>
    <style:style style:name="P7" style:family="paragraph" style:parent-style-name="Text_20_body">
      <style:text-properties style:font-name="Calibri" fo:language="nl" fo:country="BE"/>
    </style:style>
    <style:style style:name="T1" style:family="text">
      <style:text-properties fo:language="en" fo:country="US"/>
    </style:style>
    <style:style style:name="T2" style:family="text">
      <style:text-properties fo:language="en" fo:country="US" fo:font-weight="bold"/>
    </style:style>
    <style:style style:name="T3"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este Eric, Excuses voor dit laattijdig antwoord. Recent heb ik een studie afgerond voor De Vlaamse Waterweg waarin de klimaatrobuustheid van het Sigmaplan werd onderzocht. Ik kan deze resultaten niet zonder toelating van DVW delen, maar wil wel meegeven dat de overstromingsrisico’s langs de Durme afwaarts van de Polder van Waasmunster sterk zullen toenemen onder de nieuwe klimaatscenario’s. Wij hebben een adaptatie-aanpak voorgesteld, vooral langs de Zeeschelde, maar wat ook een (voldoende) gunstige invloed heeft op de afwaartse Durme. Dit moet de komende jaren verder geconcretiseerd worden i.k.v. Sigma 3. De geplande inrichting van het Groot Broek, Polder van Sombeke en Polder van Waasmunster, kunnen dan behouden blijven. Indien men de nodige bijkomende maatregelen langs de Zeeschelde niet uitgevoerd krijgt of wil uitvoeren zoals geadviseerd, dan zal dit wel aanpassingen noodzaken aan het beheer van de vermelde “potpolders” langs de Durme. Hier speelt natuurlijk ook de afweging tussen bijkomende ecologische voordelen en bijkomende overstromingsveiligheid. Kortom, ik kan geen eenduidig antwoord geven omdat er meerdere interagerende zaken en dus afwegingen spelen. Maar ik kan mij wel vinden in de huidige strategie om afwaarts langs de Durme de voorziene inrichtingen te behouden, erop rekenend dat men langs de Zeeschelde in Sigma 3 heel wat bijkomende inspanningen zal moeten doen (om de risico’s aldaar aanvaardbaar te houden) wat afwaarts langs de Durme de risico’s even sterk compenseert als langs de Zeeschelde.</text:p>
      <text:p text:style-name="P4">Mvg,</text:p>
      <text:p text:style-name="P4">Patrick</text:p>
      <text:p text:style-name="P5"><text:span text:style-name="T2">From:</text:span> <text:span text:style-name="T1">eric de groote &lt;eric.degroote@telenet.be&gt; <text:line-break/></text:span><text:span text:style-name="T2">Sent:</text:span><text:span text:style-name="T1"> Thursday, 23 May 2024 10:30<text:line-break/></text:span><text:span text:style-name="T2">To:</text:span><text:span text:style-name="T1"> Patrick Willems &lt;patrick.willems@kuleuven.be&gt;<text:line-break/></text:span><text:span text:style-name="T2">Cc:</text:span><text:span text:style-name="T1"> eric.degroote@telenet.be; Gerald Meuleman &lt;gerald.meuleman13@yucom.be&gt;<text:line-break/></text:span><text:span text:style-name="T2">Subject:</text:span><text:span text:style-name="T1"> Fwd: uw mening ivm ontpoldering Durme in Waasmunster</text:span></text:p>
      <text:p text:style-name="P6">dag Professor, </text:p>
      <text:p text:style-name="P6">misschien is de onderstaande mail u ontgaan,</text:p>
      <text:p text:style-name="P6">Is het mogelijk alsnog uw mening te geven, dank voor uw moeite!</text:p>
      <text:p text:style-name="P6">Eric De Groote<text:line-break/>namens Groen, afdeling Waasmunster</text:p>
      <text:p text:style-name="P4">-------- Doorgestuurd bericht -------- </text:p>
      <table:table table:name="Tabel1" table:style-name="Tabel1">
        <table:table-column table:style-name="Tabel1.A"/>
        <table:table-column table:style-name="Tabel1.B"/>
        <table:table-row>
          <table:table-cell table:style-name="Tabel1.A1" office:value-type="string">
            <text:p text:style-name="P3">Onderwerp: </text:p>
          </table:table-cell>
          <table:table-cell table:style-name="Tabel1.B1" office:value-type="string">
            <text:p text:style-name="P2">uw mening ivm ontpoldering Durme in Waasmunster</text:p>
          </table:table-cell>
        </table:table-row>
        <table:table-row>
          <table:table-cell table:style-name="Tabel1.A1" office:value-type="string">
            <text:p text:style-name="P3">Datum: </text:p>
          </table:table-cell>
          <table:table-cell table:style-name="Tabel1.B1" office:value-type="string">
            <text:p text:style-name="P2">Tue, 30 Apr 2024 13:33:29 +0200</text:p>
          </table:table-cell>
        </table:table-row>
        <table:table-row>
          <table:table-cell table:style-name="Tabel1.A1" office:value-type="string">
            <text:p text:style-name="P3">Van: </text:p>
          </table:table-cell>
          <table:table-cell table:style-name="Tabel1.B1" office:value-type="string">
            <text:p text:style-name="P2">eric de groote <text:a xlink:type="simple" xlink:href="mailto:eric.degroote@telenet.be" text:style-name="Internet_20_link" text:visited-style-name="Visited_20_Internet_20_Link">&lt;eric.degroote@telenet.be&gt;</text:a></text:p>
          </table:table-cell>
        </table:table-row>
        <table:table-row>
          <table:table-cell table:style-name="Tabel1.A1" office:value-type="string">
            <text:p text:style-name="P3">Aan: </text:p>
          </table:table-cell>
          <table:table-cell table:style-name="Tabel1.B1" office:value-type="string">
            <text:p text:style-name="P2"><text:a xlink:type="simple" xlink:href="mailto:patrick.willems@kuleuven.be" text:style-name="Internet_20_link" text:visited-style-name="Visited_20_Internet_20_Link">patrick.willems@kuleuven.be</text:a></text:p>
          </table:table-cell>
        </table:table-row>
        <text:soft-page-break/>
        <table:table-row>
          <table:table-cell table:style-name="Tabel1.A1" office:value-type="string">
            <text:p text:style-name="P3">CC: </text:p>
          </table:table-cell>
          <table:table-cell table:style-name="Tabel1.B1" office:value-type="string">
            <text:p text:style-name="P2"><text:a xlink:type="simple" xlink:href="mailto:eric.degroote@telenet.be" text:style-name="Internet_20_link" text:visited-style-name="Visited_20_Internet_20_Link">eric.degroote@telenet.be</text:a>, Gerald Meuleman <text:a xlink:type="simple" xlink:href="mailto:gerald.meuleman13@yucom.be" text:style-name="Internet_20_link" text:visited-style-name="Visited_20_Internet_20_Link">&lt;gerald.meuleman13@yucom.be&gt;</text:a></text:p>
          </table:table-cell>
        </table:table-row>
      </table:table>
      <text:p text:style-name="P6">Professor,</text:p>
      <text:p text:style-name="P6">Op uitnodiging van ons Gemeentebestuur was U te gast in Waasmunster in 2014.  Toen in verband met herinrichting potpolder IV.</text:p>
      <text:p text:style-name="P6">Momenteel zijn hier in Waasmunster de meningen verdeeld ivm de toekomst van potpolders Groot Broek, Polder van Sombeke ( ook potpolder I genoemd ) en Polder van Waasmunster.</text:p>
      <text:p text:style-name="P6">Deze staan in het Sigmaplan ingekleurd voor "ontpoldering" en, door aanslibbing en ophoging, een natuurlijke ontwikkeling tot zoetwaterschorren.</text:p>
      <text:p text:style-name="P6">In het "Vlaamse Klimaatadaptatieplan 2030" lezen wij echter dat de stijging van de zeewaterspiegel veel hoger wordt ingeschat dan in 2005, zodat een herziening van het Sigmaplan aan de orde is.</text:p>
      <text:p text:style-name="P6">Welke positie ivm de potpolders ( behoud van waterbergingsvermogen versus ontpoldering ) zou U momenteel innemen?</text:p>
      <text:p text:style-name="P6">Wij horen het graag, dank!</text:p>
      <text:p text:style-name="P6">Met vriendelijke groet,</text:p>
      <text:p text:style-name="P6">namens Groen, afdeling Waasmunster</text:p>
      <text:p text:style-name="P6">Eric De Groote<text:line-break/>Gerald Meulem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ic De Groote</meta:initial-creator>
    <meta:creation-date>2024-06-10T09:29:56.003120005</meta:creation-date>
    <dc:date>2024-06-10T09:32:16.386990499</dc:date>
    <dc:creator>Eric De Groote</dc:creator>
    <meta:editing-duration>PT2M21S</meta:editing-duration>
    <meta:editing-cycles>1</meta:editing-cycles>
    <meta:document-statistic meta:table-count="1" meta:image-count="0" meta:object-count="0" meta:page-count="2" meta:paragraph-count="29" meta:word-count="449" meta:character-count="3145" meta:non-whitespace-character-count="2716"/>
    <meta:generator>LibreOffice/7.3.7.2$Linux_X86_64 LibreOffice_project/30$Build-2</meta:generator>
  </office:meta>
</office:document-meta>
</file>